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3deb3d" draw:textarea-horizontal-align="justify" draw:textarea-vertical-align="middle" draw:auto-grow-height="false"/>
    </style:style>
    <style:style style:name="gr3" style:family="graphic" style:parent-style-name="standard">
      <style:graphic-properties draw:fill="solid" draw:fill-color="#ff6633" draw:textarea-horizontal-align="justify" draw:textarea-vertical-align="middle" draw:auto-grow-height="false"/>
    </style:style>
    <style:style style:name="gr4" style:family="graphic" style:parent-style-name="standard">
      <style:graphic-properties draw:fill="solid" draw:fill-color="#3deb3d" draw:textarea-horizontal-align="justify" draw:textarea-vertical-align="middle" draw:auto-grow-height="false" fo:min-height="0cm" fo:min-width="0cm" fo:wrap-option="no-wrap"/>
    </style:style>
    <style:style style:name="gr5" style:family="graphic" style:parent-style-name="standard">
      <style:graphic-properties draw:fill="solid" draw:fill-color="#ff6633" draw:textarea-horizontal-align="justify" draw:textarea-vertical-align="middle" draw:auto-grow-height="false" fo:min-height="0cm" fo:min-width="0cm" fo:wrap-option="no-wrap"/>
    </style:style>
    <style:style style:name="gr6" style:family="graphic" style:parent-style-name="standard">
      <style:graphic-properties draw:fill="none" draw:textarea-horizontal-align="justify" draw:textarea-vertical-align="middle" draw:auto-grow-height="false" fo:min-height="0cm" fo:min-width="0cm" fo:wrap-option="no-wrap"/>
    </style:style>
    <style:style style:name="gr7" style:family="graphic" style:parent-style-name="standard">
      <style:graphic-properties draw:fill="solid" draw:fill-color="#9966cc"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5cm" svg:height="1.781cm" svg:x="3cm" svg:y="5.5cm">
          <text:p text:style-name="P1">Serveu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5.5cm" svg:height="2cm" svg:x="2.5cm" svg:y="11.781cm">
          <text:p text:style-name="P1">Adaptateu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5.5cm" svg:height="2cm" svg:x="2.5cm" svg:y="18.281cm">
          <text:p text:style-name="P1">Traducteu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cm" svg:height="4cm" svg:x="8cm" svg:y="24.581cm">
          <text:p text:style-name="P1">BD</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cm" svg:height="3.5cm" svg:x="8cm" svg:y="7.7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cm" svg:height="3.5cm" svg:x="8cm" svg:y="14.2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cm" svg:height="3.5cm" svg:x="8cm" svg:y="20.7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1cm" svg:height="3.5cm" svg:x="10.5cm" svg:y="20.7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1cm" svg:height="3.5cm" svg:x="10.5cm" svg:y="14.2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1cm" svg:height="3.5cm" draw:transform="rotate (-0.47891834674834) translate (16.613cm 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4.749cm" svg:height="2.999cm" svg:x="1.499cm" svg:y="7.781cm">
          <text:p text:style-name="P1">Initialisation</text:p>
          <draw:enhanced-geometry svg:viewBox="0 0 21600 21600" draw:mirror-horizontal="true" draw:type="line-callout-1" draw:modifiers="-10227.0315789474 7718.4 -1127.74736842105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 draw:layer="layout" svg:width="4.749cm" svg:height="2.999cm" svg:x="1.499cm" svg:y="14.282cm">
          <text:p text:style-name="P1">getMetaInfo</text:p>
          <draw:enhanced-geometry svg:viewBox="0 0 21600 21600" draw:mirror-horizontal="true" draw:type="line-callout-1" draw:modifiers="-10227.0315789474 7718.4 -1127.74736842105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 draw:layer="layout" svg:width="4.749cm" svg:height="2.999cm" svg:x="1.499cm" svg:y="20.782cm">
          <text:p text:style-name="P1">Select * from...</text:p>
          <draw:enhanced-geometry svg:viewBox="0 0 21600 21600" draw:mirror-horizontal="true" draw:type="line-callout-1" draw:modifiers="-10227.0315789474 7718.4 -1127.74736842105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 draw:text-style-name="P1" draw:layer="layout" svg:width="4.749cm" svg:height="2.999cm" svg:x="13.751cm" svg:y="20.781cm">
          <text:p text:style-name="P1">[][][][]</text:p>
          <text:p text:style-name="P1">[][][][]</text:p>
          <text:p text:style-name="P1">[][][][]</text:p>
          <text:p text:style-name="P1">relationnel</text:p>
          <draw:enhanced-geometry svg:viewBox="0 0 21600 21600" draw:mirror-horizontal="false" draw:type="line-callout-1" draw:modifiers="-12505.2631578947 10800 -1136.8421052631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 draw:text-style-name="P1" draw:layer="layout" svg:width="4.749cm" svg:height="2.999cm" svg:x="13.751cm" svg:y="14.282cm">
          <text:p text:style-name="P1">0----0</text:p>
          <text:p text:style-name="P1"/>
          <text:p text:style-name="P1">RDF</text:p>
          <draw:enhanced-geometry svg:viewBox="0 0 21600 21600" draw:mirror-horizontal="false" draw:type="line-callout-1" draw:modifiers="-12505.2631578947 10800 -1136.8421052631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1" draw:layer="layout" svg:width="5cm" svg:height="3.5cm" svg:x="15.145cm" svg:y="4.281cm">
          <text:p text:style-name="P1">Publication</text:p>
          <text:p text:style-name="P1">Schéma </text:p>
          <text:p text:style-name="P1">loca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5cm" svg:height="3.5cm" svg:x="8cm" svg:y="0.5cm">
          <text:p text:style-name="P1">Publication</text:p>
          <text:p text:style-name="P1">Schéma </text:p>
          <text:p text:style-name="P1">globa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1cm" svg:height="3.5cm" draw:transform="rotate (-0.904080552534079) translate (7.25cm 2.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2.5cm" svg:height="1cm" svg:x="12cm" svg:y="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n </meta:initial-creator>
    <meta:creation-date>2010-12-12T22:00:12</meta:creation-date>
    <dc:date>2010-12-12T22:20:44</dc:date>
    <dc:creator>m@n </dc:creator>
    <meta:editing-duration>PT00H05M00S</meta:editing-duration>
    <meta:editing-cycles>2</meta:editing-cycles>
    <meta:generator>OpenOffice.org/3.2$Linux OpenOffice.org_project/320m19$Build-9505</meta:generator>
    <meta:document-statistic meta:object-count="19"/>
  </office:meta>
</office:document-meta>
</file>